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/>
    </style:style>
    <style:style style:name="P2" style:family="paragraph" style:parent-style-name="Standard">
      <style:text-properties fo:font-size="10pt" fo:font-weight="bold"/>
    </style:style>
    <style:style style:name="P3" style:family="paragraph" style:parent-style-name="Standard">
      <style:text-properties fo:font-size="7pt"/>
    </style:style>
    <style:style style:name="P4" style:family="paragraph" style:parent-style-name="Standard">
      <style:text-properties fo:font-size="14pt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.ère.s membres,</text:p>
      <text:p text:style-name="P1"/>
      <text:p text:style-name="P1">Je vous souhaite une excellente année 2026.</text:p>
      <text:p text:style-name="P1">Toute l'équipe tient d'ores et déjà à vous remercier pour votre confiance et votre soutien durant l'année écoulée. </text:p>
      <text:p text:style-name="P1"/>
      <text:p text:style-name="P1">Afin de poursuivre notre action, je me permets de vous envoyer cet appel à cotisations. </text:p>
      <text:p text:style-name="P1">Celles-ci nous permettront notamment d'assurer le suivi administratif de notre association ou d'organiser des événements.</text:p>
      <text:p text:style-name="P1"/>
      <text:p text:style-name="P1">La cotisation est d<text:span text:style-name="T1">e 30 euros par membre, 50 euros par famille.</text:span></text:p>
      <text:p text:style-name="P2"/>
      <text:p text:style-name="P2">Il vous est également possible d'effectuer un ordre permanent de 5 ou 10 euros par mois. </text:p>
      <text:p text:style-name="P2"/>
      <text:p text:style-name="P2">Numéro de compte : BE07 7765 9456 8166 </text:p>
      <text:p text:style-name="P1"/>
      <text:p text:style-name="P1">Fraternellement </text:p>
      <text:p text:style-name="P1"/>
      <text:p text:style-name="P3">Michaël Bougard </text:p>
      <text:p text:style-name="P3">Trésorier 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9T07:51:50.791818700</meta:creation-date>
    <dc:date>2026-02-09T07:52:31.755820200</dc:date>
    <meta:editing-duration>PT41S</meta:editing-duration>
    <meta:editing-cycles>1</meta:editing-cycles>
    <meta:document-statistic meta:table-count="0" meta:image-count="0" meta:object-count="0" meta:page-count="1" meta:paragraph-count="11" meta:word-count="97" meta:character-count="618" meta:non-whitespace-character-count="525"/>
    <meta:generator>LibreOffice/25.2.7.2$Windows_X86_64 LibreOffice_project/5cbfd1ab6520636bb5f7b99185aa69bd7456825d</meta:generator>
  </office:meta>
</office:document-meta>
</file>